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table" style:name="rststyle-rststyle-table-1">
      <style:table-properties fo:margin-bottom="0.10in" fo:margin-top="0in" style:width="3.0000in" table:align="left"/>
    </style:style>
    <style:style style:family="table-cell" style:name="rststyle-rststyle-table-1.A1">
      <style:table-cell-properties fo:border-bottom="0.0007in solid #000000" fo:border-left="0.0007in solid #000000" fo:border-right="0.0007in solid #000000" fo:border-top="0.0007in solid #000000" fo:padding="0.049cm"/>
    </style:style>
    <style:style style:family="table-column" style:name="rststyle-rststyle-table-1.A">
      <style:table-column-properties style:column-width="1.0000in"/>
    </style:style>
    <style:style style:family="table-column" style:name="rststyle-rststyle-table-1.B">
      <style:table-column-properties style:column-width="0.9167in"/>
    </style:style>
    <style:style style:family="table-column" style:name="rststyle-rststyle-table-1.C">
      <style:table-column-properties style:column-width="1.0833in"/>
    </style:style>
    <style:style style:family="paragraph" style:master-page-name="rststyle-pagedefault" style:name="P1003" style:parent-style-name="rststyle-title"/>
  </office:automatic-styles>
  <office:body>
    <office:text>
      <text:p text:style-name="P1003">Documentation de reStructuredText plugin</text:p>
      <text:p text:style-name="rststyle-textbody">Cette documentation est très restreinte, merci de patienter qu'elle s'étoffe
un peu.</text:p>
      <text:section text:name="Section1" text:style-name="Sect1">
        <text:h text:outline-level="1" text:style-name="rststyle-heading1">Dépendances</text:h>
        <text:list text:style-name="rststyle-bulletlist">
          <text:list-item>
            <text:p text:style-name="rststyle-bulletitem">Python &gt;= 2.5</text:p>
          </text:list-item>
          <text:list-item>
            <text:p text:style-name="rststyle-bulletitem">Pygments [http://pygments.org/]</text:p>
          </text:list-item>
          <text:list-item>
            <text:p text:style-name="rststyle-bulletitem">Docutils [http://docutils.sourceforge.net/]</text:p>
          </text:list-item>
          <text:list-item>
            <text:p text:style-name="rststyle-bulletitem">OdtWriter [http://www.rexx.com/~dkuhlman/odtwriter.html]</text:p>
          </text:list-item>
        </text:list>
      </text:section>
      <text:section text:name="Section2" text:style-name="Sect1">
        <text:h text:outline-level="1" text:style-name="rststyle-heading1">Installation</text:h>
        <text:p text:style-name="rststyle-textbody">Placez le fichier <text:span text:style-name="rststyle-inlineliteral">reST.plugin</text:span> dans votre dossier plugins de Gedit.
Le mien se situe ici par exemple :
/home/kib/.gnome2/gedit/plugins</text:p>
        <text:p text:style-name="rststyle-textbody">Ensuite, copier /coller le dossier nommé <text:span text:style-name="rststyle-inlineliteral">reST</text:span> dans ce même
répertoire.</text:p>
        <text:p text:style-name="rststyle-textbody">Les fichiers Readme.rst et Readme.odt ne sont là que pour vous aider, vous
pourrez ensuite les placer à la poubelle si le coeur vous en dit !</text:p>
        <text:p text:style-name="rststyle-textbody">L'arborescence devrait donc être la suivante :</text:p>
        <ns0:p ns0:style-name="rststyle-codeblock"><ns0:span ns0:style-name="rststyle-codeblock-operator">.</ns0:span><ns0:span ns0:style-name="rststyle-codeblock-operator">.</ns0:span><ns0:span ns0:style-name="rststyle-codeblock-operator">.</ns0:span><ns0:span ns0:style-name="rststyle-codeblock-operator">/</ns0:span><ns0:span ns0:style-name="rststyle-codeblock-name">plugins</ns0:span><ns0:span ns0:style-name="rststyle-codeblock-operator">/</ns0:span><ns0:line-break/><ns0:s ns0:c="8"/><ns0:span ns0:style-name="rststyle-codeblock-name">reST</ns0:span><ns0:span ns0:style-name="rststyle-codeblock-operator">.</ns0:span><ns0:span ns0:style-name="rststyle-codeblock-name">plugin</ns0:span><ns0:line-break/><ns0:s ns0:c="8"/><ns0:span ns0:style-name="rststyle-codeblock-name">reST</ns0:span><ns0:span ns0:style-name="rststyle-codeblock-operator">/</ns0:span><ns0:line-break/><ns0:s ns0:c="12"/><ns0:span ns0:style-name="rststyle-codeblock-name">__init__</ns0:span><ns0:span ns0:style-name="rststyle-codeblock-operator">.</ns0:span><ns0:span ns0:style-name="rststyle-codeblock-name">py</ns0:span><ns0:line-break/><ns0:s ns0:c="12"/><ns0:span ns0:style-name="rststyle-codeblock-name">makeTable</ns0:span><ns0:span ns0:style-name="rststyle-codeblock-operator">.</ns0:span><ns0:span ns0:style-name="rststyle-codeblock-name">py</ns0:span><ns0:line-break/><ns0:s ns0:c="12"/><ns0:span ns0:style-name="rststyle-codeblock-name">etc</ns0:span><ns0:span ns0:style-name="rststyle-codeblock-operator">.</ns0:span></ns0:p>
      </text:section>
      <text:section text:name="Section3" text:style-name="Sect1">
        <text:h text:outline-level="1" text:style-name="rststyle-heading1">Utilisation</text:h>
        <text:p text:style-name="rststyle-textbody">Activez le plugin via Editions/Préférences onglet Plugins et cochez
<text:span text:style-name="rststyle-inlineliteral">reStructuredText plugin</text:span>.</text:p>
        <text:p text:style-name="rststyle-textbody">Le plugin est actif, vous devriez obtenir un nouvel onglet dans votre panneau
inférieur nommé <text:span text:style-name="rststyle-inlineliteral">reSt Preview</text:span>.</text:p>
        <text:section text:name="Section4" text:style-name="Sect2">
          <text:h text:outline-level="2" text:style-name="rststyle-heading2">Raccourcis</text:h>
          <text:p text:style-name="rststyle-textbody">Ctrl+Maj+R permet d'afficher le contenu de votre fichier reSt (extension .rst)
dans le nouveau panneau. Si une selection est active, la conversion ne se fera
que sur celle-ci, sinon c'est tout le document qui est pris en charge.</text:p>
        </text:section>
        <text:section text:name="Section5" text:style-name="Sect2">
          <text:h text:outline-level="2" text:style-name="rststyle-heading2">Menu</text:h>
          <text:p text:style-name="rststyle-textbody">Le menu <text:span text:style-name="rststyle-inlineliteral">Outils</text:span> dispose maintenant de plusieurs options :</text:p>
          <text:list text:style-name="rststyle-bulletlist">
            <text:list-item>
              <text:p text:style-name="rststyle-bulletitem"><text:span text:style-name="rststyle-inlineliteral">reSt Preview</text:span> a déjà été détaillé précédemment;</text:p>
            </text:list-item>
            <text:list-item>
              <text:p text:style-name="rststyle-bulletitem"><text:span text:style-name="rststyle-inlineliteral">Create table</text:span> permet de réaliser des tableaux simples.</text:p>
              <text:p text:style-name="rststyle-bulletitem">Exemple : Entrer ces deux lignes, sélectionnez-les et activez <text:span text:style-name="rststyle-inlineliteral">Create table</text:span></text:p>
              <text:p text:style-name="rststyle-bulletitem">un,deux,trois</text:p>
              <text:p text:style-name="rststyle-bulletitem">premiere,seconde,troisieme</text:p>
              <text:p text:style-name="rststyle-bulletitem">Cela donne :</text:p>
            </text:list-item>
          </text:list>
          <table:table table:name="rststyle-rststyle-table-1" table:style-name="rststyle-rststyle-table-1">
            <table:table-column table:style-name="rststyle-rststyle-table-1.A"/>
            <table:table-column table:style-name="rststyle-rststyle-table-1.B"/>
            <table:table-column table:style-name="rststyle-rststyle-table-1.C"/>
            <table:table-header-rows>
              <table:table-row>
                <table:table-cell office:value-type="string" table:style-name="rststyle-rststyle-table-1.A1">
                  <text:p text:style-name="Table_20_Heading">un</text:p>
                </table:table-cell>
                <table:table-cell office:value-type="string" table:style-name="rststyle-rststyle-table-1.A1">
                  <text:p text:style-name="Table_20_Heading">deux</text:p>
                </table:table-cell>
                <table:table-cell office:value-type="string" table:style-name="rststyle-rststyle-table-1.A1">
                  <text:p text:style-name="Table_20_Heading">trois</text:p>
                </table:table-cell>
              </table:table-row>
            </table:table-header-rows>
            <table:table-row>
              <table:table-cell office:value-type="string" table:style-name="rststyle-rststyle-table-1.A1">
                <text:p text:style-name="rststyle-textbody">premiere</text:p>
              </table:table-cell>
              <table:table-cell office:value-type="string" table:style-name="rststyle-rststyle-table-1.A1">
                <text:p text:style-name="rststyle-textbody">seconde</text:p>
              </table:table-cell>
              <table:table-cell office:value-type="string" table:style-name="rststyle-rststyle-table-1.A1">
                <text:p text:style-name="rststyle-textbody">troisieme</text:p>
              </table:table-cell>
            </table:table-row>
          </table:table>
          <text:list text:style-name="rststyle-bulletlist">
            <text:list-item>
              <text:p text:style-name="rststyle-bulletitem"><text:span text:style-name="rststyle-inlineliteral">Paste Code</text:span> permet de copier/coller des codes sources façon Pygments.
Selectionnez juste du code à copier, et utilisez cette macro. Vous devrez
ensuite ajuster le langage vous même.</text:p>
            </text:list-item>
            <text:list-item>
              <text:p text:style-name="rststyle-bulletitem"><text:span text:style-name="rststyle-inlineliteral">--&gt; HTML</text:span>, <text:span text:style-name="rststyle-inlineliteral">--&gt; LaTeX</text:span>, <text:span text:style-name="rststyle-inlineliteral">--&gt; OpenOffice</text:span>: permettent respectivement
un export de votre document dans ces formats respectifs. L'export à lieu
dans le même dossier que votre document initial. Des feuilles de style sont
fournies, ce sera à vous de les adapter à vos besoins.</text:p>
            </text:list-item>
          </text:list>
          <text:p text:style-name="rststyle-textbody">En espérant que ce petit plugin vous aidera, n'hésitez-pas à me contacter :</text:p>
          <text:p text:style-name="rststyle-textbody">Kib.</text:p>
        </text:section>
      </text:section>
    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0">
  <ns0:font-face-decls>
    <ns1:font-face ns1:font-charset="x-symbol" ns1:name="StarSymbol" ns2:font-family="StarSymbol"/>
    <ns1:font-face ns1:font-adornments="Normal" ns1:font-charset="x-symbol" ns1:font-pitch="variable" ns1:name="Standard Symbols L" ns2:font-family="'Standard Symbols L'"/>
    <ns1:font-face ns1:font-adornments="Gras" ns1:font-pitch="fixed" ns1:name="Consolas1" ns2:font-family="Consolas"/>
    <ns1:font-face ns1:font-adornments="Normal" ns1:font-pitch="fixed" ns1:name="Consolas2" ns2:font-family="Consolas"/>
    <ns1:font-face ns1:font-adornments="Normal" ns1:font-family-generic="modern" ns1:font-pitch="fixed" ns1:name="Consolas" ns2:font-family="Consolas"/>
    <ns1:font-face ns1:font-family-generic="modern" ns1:font-pitch="fixed" ns1:name="Nimbus Mono L" ns2:font-family="'Nimbus Mono L'"/>
    <ns1:font-face ns1:font-pitch="variable" ns1:name="Arial Black" ns2:font-family="'Arial Black'"/>
    <ns1:font-face ns1:font-pitch="variable" ns1:name="DejaVu Sans" ns2:font-family="'DejaVu Sans'"/>
    <ns1:font-face ns1:font-pitch="variable" ns1:name="Futura LtCn BT" ns2:font-family="'Futura LtCn BT'"/>
    <ns1:font-face ns1:font-pitch="variable" ns1:name="Futura MdCn BT" ns2:font-family="'Futura MdCn BT'"/>
    <ns1:font-face ns1:font-adornments="Gras" ns1:font-pitch="variable" ns1:name="Helvetica Condensed1" ns2:font-family="'Helvetica Condensed'"/>
    <ns1:font-face ns1:font-adornments="Normal" ns1:font-pitch="variable" ns1:name="Helvetica Condensed" ns2:font-family="'Helvetica Condensed'"/>
    <ns1:font-face ns1:font-pitch="variable" ns1:name="URW Bookman L" ns2:font-family="'URW Bookman L'"/>
    <ns1:font-face ns1:font-adornments="Normal" ns1:font-pitch="variable" ns1:name="Utopia-Regular" ns2:font-family="Utopia-Regular"/>
    <ns1:font-face ns1:font-family-generic="roman" ns1:font-pitch="variable" ns1:name="DejaVu Serif" ns2:font-family="'DejaVu Serif'"/>
    <ns1:font-face ns1:font-family-generic="roman" ns1:font-pitch="variable" ns1:name="Nimbus Roman No9 L" ns2:font-family="'Nimbus Roman No9 L'"/>
    <ns1:font-face ns1:font-family-generic="swiss" ns1:font-pitch="variable" ns1:name="Arial" ns2:font-family="Arial"/>
    <ns1:font-face ns1:font-adornments="Normal" ns1:font-family-generic="swiss" ns1:font-pitch="variable" ns1:name="Century Gothic" ns2:font-family="'Century Gothic'"/>
    <ns1:font-face ns1:font-adornments="Negrita" ns1:font-family-generic="swiss" ns1:font-pitch="variable" ns1:name="Helvetica Narrow" ns2:font-family="'Helvetica Narrow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283cm" ns3:end-line-spacing-vertical="0.283cm" ns3:shadow-offset-x="0.3cm" ns3:shadow-offset-y="0.3cm" ns3:start-line-spacing-horizontal="0.283cm" ns3:start-line-spacing-vertical="0.283cm" ns1:flow-with-text="false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1.251cm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>
      <ns1:text-properties ns1:font-name="Utopia-Regular" ns4:font-size="10pt"/>
    </ns1:style>
    <ns1:style ns1:class="text" ns1:display-name="Text body" ns1:family="paragraph" ns1:name="Text_20_body" ns1:parent-style-name="Standard">
      <ns1:paragraph-properties ns1:register-true="true" ns4:margin-bottom="0.212cm" ns4:margin-top="0cm"/>
    </ns1:style>
    <ns1:style ns1:class="text" ns1:display-name="Text body indent" ns1:family="paragraph" ns1:name="Text_20_body_20_indent" ns1:parent-style-name="Text_20_body">
      <ns1:paragraph-properties ns1:auto-text-indent="false" ns4:margin-left="0.499cm" ns4:margin-right="0cm" ns4:text-indent="0cm"/>
    </ns1:style>
    <ns1:style ns1:class="text" ns1:family="paragraph" ns1:name="Heading" ns1:next-style-name="Text_20_body" ns1:parent-style-name="Standard">
      <ns1:paragraph-properties ns4:keep-with-next="always" ns4:margin-bottom="0.212cm" ns4:margin-top="0.423cm"/>
      <ns1:text-properties ns1:font-name="Nimbus Sans L" ns1:font-name-asian="DejaVu Sans" ns1:font-name-complex="DejaVu Sans" ns1:font-size-asian="14pt" ns1:font-size-complex="14pt" ns4:font-size="14pt"/>
    </ns1:style>
    <ns1:style ns1:class="text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isplay-name="Heading 2" ns1:family="paragraph" ns1:list-style-name="Outline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isplay-name="Heading 3" ns1:family="paragraph" ns1:list-style-name="Outline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isplay-name="Heading 4" ns1:family="paragraph" ns1:list-style-name="Outline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list-style-name="Outline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list" ns1:family="paragraph" ns1:name="List" ns1:parent-style-name="Text_20_body"/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background-color="#cccccc" ns4:text-align="center">
        <ns1:background-image/>
      </ns1:paragraph-properties>
      <ns1:text-properties ns1:font-name="Helvetica Narrow" ns1:font-style-asian="italic" ns1:font-style-complex="italic" ns1:font-weight-asian="normal" ns1:font-weight-complex="normal" ns4:font-style="normal" ns4:font-weight="bold"/>
    </ns1:style>
    <ns1:style ns1:class="extra" ns1:family="paragraph" ns1:name="Caption" ns1:parent-style-name="Standard">
      <ns1:paragraph-properties ns6:line-number="0" ns6:number-lines="false" ns4:margin-bottom="0.212cm" ns4:margin-top="0.212cm"/>
      <ns1:text-properties ns1:font-size-asian="12pt" ns1:font-size-complex="12pt" ns1:font-style-asian="italic" ns1:font-style-complex="italic" ns4:font-size="12pt" ns4:font-style="italic"/>
    </ns1:style>
    <ns1:style ns1:class="extra" ns1:display-name="Frame contents" ns1:family="paragraph" ns1:name="Frame_20_contents" ns1:parent-style-name="Text_20_body"/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cm" ns4:margin-top="0cm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2cm 0.035cm 0.002cm" ns1:join-border="false" ns6:line-number="0" ns6:number-lines="false" ns4:border-bottom="0.039cm double #808080" ns4:border-left="none" ns4:border-right="none" ns4:border-top="none" ns4:margin-bottom="0.499cm" ns4:margin-top="0cm" ns4:padding="0cm"/>
      <ns1:text-properties ns1:font-size-asian="6pt" ns1:font-size-complex="6pt" ns4:font-size="6pt"/>
    </ns1:style>
    <ns1:style ns1:family="paragraph" ns1:list-style-name="rststyle-enumlist" ns1:name="rststyle-enumitem" ns1:parent-style-name="Standard">
      <ns1:text-properties ns1:font-name="Utopia-Regular" ns4:font-size="10pt"/>
    </ns1:style>
    <ns1:style ns1:family="paragraph" ns1:list-style-name="rststyle-bulletlist" ns1:name="rststyle-bulletitem" ns1:parent-style-name="Standard">
      <ns1:text-properties ns1:font-name="Utopia-Regular" ns4:font-size="10pt"/>
    </ns1:style>
    <ns1:style ns1:family="paragraph" ns1:name="rststyle-blockindent">
      <ns1:paragraph-properties ns1:auto-text-indent="false" ns4:margin-left="1cm" ns4:margin-right="0cm" ns4:text-indent="0cm"/>
    </ns1:style>
    <ns1:style ns1:default-outline-level="1" ns1:family="paragraph" ns1:list-style-name="Outline" ns1:master-page-name="" ns1:name="rststyle-heading1" ns1:next-style-name="Text_20_body" ns1:parent-style-name="Heading_20_1">
      <ns1:paragraph-properties ns1:justify-single-word="false" ns1:page-number="auto" ns1:shadow="none" ns4:background-color="transparent" ns4:text-align="center">
        <ns1:background-image/>
      </ns1:paragraph-properties>
      <ns1:text-properties ns1:font-name="Helvetica Condensed" ns4:color="#dc2300" ns4:font-size="30pt" ns4:font-weight="normal"/>
    </ns1:style>
    <ns1:style ns1:default-outline-level="2" ns1:family="paragraph" ns1:list-style-name="Outline" ns1:name="rststyle-heading2" ns1:next-style-name="Text_20_body" ns1:parent-style-name="Heading_20_2">
      <ns1:text-properties ns1:font-name="Helvetica Condensed" ns1:font-weight-asian="normal" ns1:font-weight-complex="normal" ns4:color="#ffb515" ns4:font-size="26pt" ns4:font-style="normal" ns4:font-weight="normal"/>
    </ns1:style>
    <ns1:style ns1:default-outline-level="3" ns1:family="paragraph" ns1:list-style-name="Outline" ns1:name="rststyle-heading3" ns1:next-style-name="Text_20_body" ns1:parent-style-name="Heading_20_3">
      <ns1:text-properties ns1:font-name="Helvetica Condensed1" ns4:color="#c90016" ns4:font-size="22pt"/>
    </ns1:style>
    <ns1:style ns1:default-outline-level="4" ns1:family="paragraph" ns1:list-style-name="Outline" ns1:name="rststyle-heading4" ns1:next-style-name="Text_20_body" ns1:parent-style-name="Heading_20_4">
      <ns1:text-properties ns1:font-name="Helvetica Condensed" ns1:font-weight-asian="normal" ns1:font-weight-complex="normal" ns4:font-size="22pt" ns4:font-style="normal" ns4:font-weight="normal"/>
    </ns1:style>
    <ns1:style ns1:family="paragraph" ns1:name="rststyle-heading5" ns1:next-style-name="Text_20_body" ns1:parent-style-name="Heading_20_5">
      <ns1:text-properties ns1:font-name="Helvetica Condensed" ns4:color="#579d1c" ns4:font-size="18pt" ns4:font-weight="normal"/>
    </ns1:style>
    <ns1:style ns1:class="text" ns1:family="paragraph" ns1:name="rststyle-blockquote" ns1:parent-style-name="rststyle-bodyindent">
      <ns1:paragraph-properties ns4:background-color="#ffff00">
        <ns1:background-image/>
      </ns1:paragraph-properties>
    </ns1:style>
    <ns1:style ns1:family="paragraph" ns1:name="rststyle-bodyindent" ns1:parent-style-name="Text_20_body_20_indent">
      <ns1:paragraph-properties ns1:auto-text-indent="false" ns4:margin-left="1cm" ns4:margin-right="0cm" ns4:text-indent="0cm"/>
    </ns1:style>
    <ns1:style ns1:family="paragraph" ns1:name="rststyle-horizontalline" ns1:parent-style-name="Horizontal_20_Line">
      <ns1:paragraph-properties ns1:border-line-width-bottom="0.002cm 0.035cm 0.002cm" ns1:shadow="none" ns4:border-bottom="0.039cm double #b84700" ns4:border-left="none" ns4:border-right="none" ns4:border-top="none" ns4:padding="0cm"/>
    </ns1:style>
    <ns1:style ns1:family="paragraph" ns1:master-page-name="" ns1:name="rststyle-textbody" ns1:parent-style-name="Text_20_body">
      <ns1:paragraph-properties ns1:page-number="auto" ns1:shadow="none" ns4:background-color="transparent" ns4:margin-bottom="0.101cm" ns4:margin-top="0cm">
        <ns1:tab-stops/>
        <ns1:background-image/>
      </ns1:paragraph-properties>
      <ns1:text-properties ns1:font-name="Utopia-Regular" ns4:font-size="10pt"/>
    </ns1:style>
    <ns1:style ns1:family="paragraph" ns1:master-page-name="" ns1:name="rststyle-codeblock-old" ns1:parent-style-name="Preformatted_20_Text">
      <ns1:paragraph-properties ns1:auto-text-indent="false" ns1:page-number="auto" ns1:shadow="none" ns4:background-color="#e6e6e6" ns4:border="0.018cm solid #000000" ns4:margin-left="1cm" ns4:margin-right="0cm" ns4:padding="0.049cm" ns4:text-indent="0cm">
        <ns1:background-image/>
      </ns1:paragraph-properties>
      <ns1:text-properties ns1:font-name="Consolas" ns4:font-size="8pt"/>
    </ns1:style>
    <ns1:style ns1:family="paragraph" ns1:name="rststyle-centeredtextbody" ns1:parent-style-name="rststyle-textbody">
      <ns1:paragraph-properties ns1:justify-single-word="false" ns1:shadow="none" ns4:text-align="center"/>
      <ns1:text-properties ns1:font-name="Century Gothic" ns4:color="#008000" ns4:font-size="11pt"/>
    </ns1:style>
    <ns1:style ns1:family="paragraph" ns1:name="rststyle-caption" ns1:parent-style-name="Caption"/>
    <ns1:style ns1:family="paragraph" ns1:name="rststyle-codeblock" ns1:parent-style-name="Preformatted_20_Text">
      <ns1:paragraph-properties ns1:auto-text-indent="false" ns1:shadow="none" ns4:background-color="#e6e6e6" ns4:border="0.018cm solid #000000" ns4:margin-left="0.499cm" ns4:margin-right="0.499cm" ns4:padding="0.049cm" ns4:text-indent="0cm">
        <ns1:background-image/>
      </ns1:paragraph-properties>
      <ns1:text-properties ns1:font-name="Consolas" ns4:font-size="10pt"/>
    </ns1:style>
    <ns1:style ns1:class="extra" ns1:family="paragraph" ns1:name="Footer" ns1:parent-style-name="Standard">
      <ns1:paragraph-properties ns6:line-number="0" ns6:number-lines="false">
        <ns1:tab-stops>
          <ns1:tab-stop ns1:position="-14914.083cm" ns1:type="center"/>
          <ns1:tab-stop ns1:position="29824.16cm" ns1:type="right"/>
        </ns1:tab-stops>
      </ns1:paragraph-properties>
    </ns1:style>
    <ns1:style ns1:class="extra" ns1:family="paragraph" ns1:name="Header" ns1:parent-style-name="Standard">
      <ns1:paragraph-properties ns1:justify-single-word="false" ns6:line-number="0" ns6:number-lines="false" ns4:background-color="#ccccff" ns4:text-align="center">
        <ns1:tab-stops>
          <ns1:tab-stop ns1:position="9.795cm" ns1:type="center"/>
          <ns1:tab-stop ns1:position="19.59cm" ns1:type="right"/>
        </ns1:tab-stops>
        <ns1:drop-cap ns1:lines="3"/>
        <ns1:background-image/>
      </ns1:paragraph-properties>
      <ns1:text-properties ns1:font-relief="none" ns4:color="#004586" ns4:font-size="20pt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display-name="Internet link" ns1:family="text" ns1:name="Internet_20_link">
      <ns1:text-properties ns1:text-underline-color="font-color" ns1:text-underline-style="solid" ns1:text-underline-width="auto" ns4:color="#000080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1:font-name="Consolas1" ns1:use-window-font-color="true" ns4:background-color="transparent" ns4:font-size="10pt" ns4:font-weight="bold"/>
    </ns1:style>
    <ns1:style ns1:family="text" ns1:name="rststyle-inlineliteral" ns1:parent-style-name="Example">
      <ns1:text-properties ns1:font-name="Consolas2" ns4:background-color="#e6e6ff" ns4:font-size="10pt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1:font-name="Consolas" ns4:background-color="transparent" ns4:color="#ff9966" ns4:font-size="10pt"/>
    </ns1:style>
    <ns1:style ns1:family="text" ns1:name="rststyle-codeblock-string" ns1:parent-style-name="Teletype">
      <ns1:text-properties ns1:font-name="Consolas" ns4:background-color="transparent" ns4:color="#993366" ns4:font-size="10pt"/>
    </ns1:style>
    <ns1:style ns1:family="text" ns1:name="rststyle-codeblock-number" ns1:parent-style-name="Teletype">
      <ns1:text-properties ns1:font-name="Consolas" ns4:background-color="transparent" ns4:color="#33a3a3" ns4:font-size="10pt"/>
    </ns1:style>
    <ns1:style ns1:family="text" ns1:name="rststyle-codeblock-comment" ns1:parent-style-name="Teletype">
      <ns1:text-properties ns1:font-name="Consolas" ns4:background-color="transparent" ns4:color="#9966cc" ns4:font-size="10pt"/>
    </ns1:style>
    <ns1:style ns1:family="text" ns1:name="rststyle-codeblock-classname" ns1:parent-style-name="Teletype">
      <ns1:text-properties ns1:font-name="Consolas" ns4:background-color="transparent" ns4:color="#ff0000" ns4:font-size="10pt"/>
    </ns1:style>
    <ns1:style ns1:family="text" ns1:name="rststyle-codeblock-functionname" ns1:parent-style-name="Teletype">
      <ns1:text-properties ns1:font-name="Consolas" ns4:background-color="transparent" ns4:color="#008000" ns4:font-size="10pt"/>
    </ns1:style>
    <ns1:style ns1:family="text" ns1:name="rststyle-codeblock-operator" ns1:parent-style-name="Teletype">
      <ns1:text-properties ns1:font-name="Consolas" ns4:background-color="transparent" ns4:font-size="10pt"/>
    </ns1:style>
    <ns1:style ns1:family="text" ns1:name="rststyle-codeblock-name" ns1:parent-style-name="Teletype">
      <ns1:text-properties ns1:font-name="Consolas" ns4:background-color="transparent" ns4:color="#000000" ns4:font-size="10pt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cm" ns2:y="0cm" ns6:anchor-type="paragraph" ns4:border="0.002cm solid #000000" ns4:margin-bottom="0.201cm" ns4:margin-left="0.201cm" ns4:margin-right="0.201cm" ns4:margin-top="0.201cm" ns4:padding="0.15cm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cm" ns2:y="0cm" ns6:anchor-type="paragraph"/>
    </ns1:style>
    <ns1:style ns1:family="graphic" ns1:name="rststyle-imageframe" ns1:parent-style-name="Graphics">
      <ns1:graphic-properties ns1:horizontal-pos="center" ns1:horizontal-rel="paragraph" ns1:vertical-pos="top" ns1:vertical-rel="paragraph" ns2:x="0cm" ns2:y="0cm"/>
    </ns1:style>
    <ns6:list-style ns1:name="Outline">
      <ns6:list-level-style-number ns1:num-format="" ns6:level="1">
        <ns1:list-level-properties ns6:min-label-distance="0.381cm"/>
      </ns6:list-level-style-number>
      <ns6:list-level-style-number ns1:num-format="" ns6:level="2">
        <ns1:list-level-properties ns6:min-label-distance="0.381cm"/>
      </ns6:list-level-style-number>
      <ns6:list-level-style-number ns1:num-format="" ns6:level="3">
        <ns1:list-level-properties ns6:min-label-distance="0.381cm"/>
      </ns6:list-level-style-number>
      <ns6:list-level-style-number ns1:num-format="" ns6:level="4">
        <ns1:list-level-properties ns6:min-label-distance="0.381cm"/>
      </ns6:list-level-style-number>
      <ns6:list-level-style-number ns1:num-format="" ns6:level="5">
        <ns1:list-level-properties ns6:min-label-distance="0.381cm"/>
      </ns6:list-level-style-number>
      <ns6:list-level-style-number ns1:num-format="" ns6:level="6">
        <ns1:list-level-properties ns6:min-label-distance="0.381cm"/>
      </ns6:list-level-style-number>
      <ns6:list-level-style-number ns1:num-format="" ns6:level="7">
        <ns1:list-level-properties ns6:min-label-distance="0.381cm"/>
      </ns6:list-level-style-number>
      <ns6:list-level-style-number ns1:num-format="" ns6:level="8">
        <ns1:list-level-properties ns6:min-label-distance="0.381cm"/>
      </ns6:list-level-style-number>
      <ns6:list-level-style-number ns1:num-format="" ns6:level="9">
        <ns1:list-level-properties ns6:min-label-distance="0.381cm"/>
      </ns6:list-level-style-number>
      <ns6:list-level-style-number ns1:num-format="" ns6:level="10">
        <ns1:list-level-properties ns6:min-label-distance="0.381cm"/>
      </ns6:list-level-style-number>
    </ns6:list-style>
    <ns6:list-style ns1:name="rststyle-enumlist">
      <ns6:list-level-style-number ns1:num-format="1" ns1:num-suffix="." ns6:level="1" ns6:style-name="Numbering_20_Symbols">
        <ns1:list-level-properties ns6:min-label-width="0.635cm" ns6:space-before="0.635cm"/>
      </ns6:list-level-style-number>
      <ns6:list-level-style-number ns1:num-format="1" ns1:num-suffix="." ns6:level="2" ns6:style-name="Numbering_20_Symbols">
        <ns1:list-level-properties ns6:min-label-width="0.635cm" ns6:space-before="1.27cm"/>
      </ns6:list-level-style-number>
      <ns6:list-level-style-number ns1:num-format="1" ns1:num-suffix="." ns6:level="3" ns6:style-name="Numbering_20_Symbols">
        <ns1:list-level-properties ns6:min-label-width="0.635cm" ns6:space-before="1.905cm"/>
      </ns6:list-level-style-number>
      <ns6:list-level-style-number ns1:num-format="1" ns1:num-suffix="." ns6:level="4" ns6:style-name="Numbering_20_Symbols">
        <ns1:list-level-properties ns6:min-label-width="0.635cm" ns6:space-before="2.54cm"/>
      </ns6:list-level-style-number>
      <ns6:list-level-style-number ns1:num-format="1" ns1:num-suffix="." ns6:level="5" ns6:style-name="Numbering_20_Symbols">
        <ns1:list-level-properties ns6:min-label-width="0.635cm" ns6:space-before="3.175cm"/>
      </ns6:list-level-style-number>
      <ns6:list-level-style-number ns1:num-format="1" ns1:num-suffix="." ns6:level="6" ns6:style-name="Numbering_20_Symbols">
        <ns1:list-level-properties ns6:min-label-width="0.635cm" ns6:space-before="3.81cm"/>
      </ns6:list-level-style-number>
      <ns6:list-level-style-number ns1:num-format="1" ns1:num-suffix="." ns6:level="7" ns6:style-name="Numbering_20_Symbols">
        <ns1:list-level-properties ns6:min-label-width="0.635cm" ns6:space-before="4.445cm"/>
      </ns6:list-level-style-number>
      <ns6:list-level-style-number ns1:num-format="1" ns1:num-suffix="." ns6:level="8" ns6:style-name="Numbering_20_Symbols">
        <ns1:list-level-properties ns6:min-label-width="0.635cm" ns6:space-before="5.08cm"/>
      </ns6:list-level-style-number>
      <ns6:list-level-style-number ns1:num-format="1" ns1:num-suffix="." ns6:level="9" ns6:style-name="Numbering_20_Symbols">
        <ns1:list-level-properties ns6:min-label-width="0.635cm" ns6:space-before="5.715cm"/>
      </ns6:list-level-style-number>
      <ns6:list-level-style-number ns1:num-format="1" ns1:num-suffix="." ns6:level="10" ns6:style-name="Numbering_20_Symbols">
        <ns1:list-level-properties ns6:min-label-width="0.635cm" ns6:space-before="6.35cm"/>
      </ns6:list-level-style-number>
    </ns6:list-style>
    <ns6:list-style ns1:name="rststyle-bulletlist">
      <ns6:list-level-style-bullet ns1:num-suffix="." ns6:bullet-char="" ns6:level="1" ns6:style-name="Bullet_20_Symbols">
        <ns1:list-level-properties ns6:min-label-width="0.635cm" ns6:space-before="0.635cm"/>
        <ns1:text-properties ns1:font-name="StarSymbol"/>
      </ns6:list-level-style-bullet>
      <ns6:list-level-style-bullet ns1:num-suffix="." ns6:bullet-char="" ns6:level="2" ns6:style-name="Bullet_20_Symbols">
        <ns1:list-level-properties ns6:min-label-width="0.635cm" ns6:space-before="1.27cm"/>
        <ns1:text-properties ns1:font-name="StarSymbol"/>
      </ns6:list-level-style-bullet>
      <ns6:list-level-style-bullet ns1:num-suffix="." ns6:bullet-char="" ns6:level="3" ns6:style-name="Bullet_20_Symbols">
        <ns1:list-level-properties ns6:min-label-width="0.635cm" ns6:space-before="1.905cm"/>
        <ns1:text-properties ns1:font-name="StarSymbol"/>
      </ns6:list-level-style-bullet>
      <ns6:list-level-style-bullet ns1:num-suffix="." ns6:bullet-char="" ns6:level="4" ns6:style-name="Bullet_20_Symbols">
        <ns1:list-level-properties ns6:min-label-width="0.635cm" ns6:space-before="2.54cm"/>
        <ns1:text-properties ns1:font-name="StarSymbol"/>
      </ns6:list-level-style-bullet>
      <ns6:list-level-style-bullet ns1:num-suffix="." ns6:bullet-char="" ns6:level="5" ns6:style-name="Bullet_20_Symbols">
        <ns1:list-level-properties ns6:min-label-width="0.635cm" ns6:space-before="3.175cm"/>
        <ns1:text-properties ns1:font-name="StarSymbol"/>
      </ns6:list-level-style-bullet>
      <ns6:list-level-style-bullet ns1:num-suffix="." ns6:bullet-char="" ns6:level="6" ns6:style-name="Bullet_20_Symbols">
        <ns1:list-level-properties ns6:min-label-width="0.635cm" ns6:space-before="3.81cm"/>
        <ns1:text-properties ns1:font-name="StarSymbol"/>
      </ns6:list-level-style-bullet>
      <ns6:list-level-style-bullet ns1:num-suffix="." ns6:bullet-char="" ns6:level="7" ns6:style-name="Bullet_20_Symbols">
        <ns1:list-level-properties ns6:min-label-width="0.635cm" ns6:space-before="4.445cm"/>
        <ns1:text-properties ns1:font-name="StarSymbol"/>
      </ns6:list-level-style-bullet>
      <ns6:list-level-style-bullet ns1:num-suffix="." ns6:bullet-char="" ns6:level="8" ns6:style-name="Bullet_20_Symbols">
        <ns1:list-level-properties ns6:min-label-width="0.635cm" ns6:space-before="5.08cm"/>
        <ns1:text-properties ns1:font-name="StarSymbol"/>
      </ns6:list-level-style-bullet>
      <ns6:list-level-style-bullet ns1:num-suffix="." ns6:bullet-char="" ns6:level="9" ns6:style-name="Bullet_20_Symbols">
        <ns1:list-level-properties ns6:min-label-width="0.635cm" ns6:space-before="5.715cm"/>
        <ns1:text-properties ns1:font-name="StarSymbol"/>
      </ns6:list-level-style-bullet>
      <ns6:list-level-style-bullet ns1:num-suffix="." ns6:bullet-char="" ns6:level="10" ns6:style-name="Bullet_20_Symbols">
        <ns1:list-level-properties ns6:min-label-width="0.635cm" ns6:space-before="6.35cm"/>
        <ns1:text-properties ns1:font-name="StarSymbol"/>
      </ns6:list-level-style-bullet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499cm"/>
    <ns1:default-page-layout>
      <ns1:page-layout-properties ns1:layout-grid-square-mode="true" ns1:writing-mode="lr-tb" ns4:margin-bottom="84.189pt" ns4:margin-left="59.528pt" ns4:margin-right="59.528pt" ns4:margin-top="84.189pt" ns4:page-height="841.890pt" ns4:page-width="595.276pt"/>
    </ns1:default-page-layout>
  </ns0:styles>
  <ns0:automatic-styles>
    <ns1:style ns1:family="text" ns1:name="T1">
      <ns1:text-properties ns1:font-name="Standard Symbols L" ns1:font-name-asian="Standard Symbols L" ns1:font-name-complex="Standard Symbols L" ns4:color="#c90016"/>
    </ns1:style>
    <ns1:style ns1:family="text" ns1:name="T2">
      <ns1:text-properties ns1:font-name="Standard Symbols L" ns1:font-name-asian="Standard Symbols L" ns1:font-name-complex="Standard Symbols L"/>
    </ns1:style>
    <ns1:style ns1:family="text" ns1:name="T3">
      <ns1:text-properties ns1:font-name="Futura LtCn BT"/>
    </ns1:style>
    <ns1:page-layout ns1:name="pm1">
      <ns1:page-layout-properties ns1:footnote-max-height="0cm" ns1:num-format="1" ns1:print-orientation="portrait" ns1:register-truth-ref-style-name="Text_20_body" ns1:shadow="none" ns1:writing-mode="lr-tb" ns4:background-color="transparent" ns4:margin-bottom="1cm" ns4:margin-left="1cm" ns4:margin-right="1cm" ns4:margin-top="1cm" ns4:page-height="27.94cm" ns4:page-width="21.59cm">
        <ns1:background-image/>
        <ns1:columns ns4:column-count="1" ns4:column-gap="0cm">
          <ns1:column-sep ns1:color="#000000" ns1:height="100%" ns1:width="0.002cm"/>
        </ns1:columns>
        <ns1:footnote-sep ns1:adjustment="left" ns1:color="#000000" ns1:distance-after-sep="0.101cm" ns1:distance-before-sep="0.101cm" ns1:rel-width="25%" ns1:width="0.018cm"/>
      </ns1:page-layout-properties>
      <ns1:header-style>
        <ns1:header-footer-properties ns1:dynamic-spacing="false" ns4:margin-bottom="0.499cm" ns4:margin-left="0cm" ns4:margin-right="0cm" ns4:min-height="0.998cm"/>
      </ns1:header-style>
      <ns1:footer-style/>
    </ns1:page-layout>
  </ns0:automatic-styles>
  <ns0:master-styles>
    <ns1:master-page ns1:name="Standard" ns1:page-layout-name="pm1">
      <ns1:header>
        <ns6:p ns6:style-name="Header"><ns6:span ns6:style-name="T1"></ns6:span><ns6:span ns6:style-name="T2"> </ns6:span><ns6:span ns6:style-name="T3">Real World Haskell</ns6:span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peter</meta:initial-creator>
    <meta:creation-date>2014-02-05T23:38:14</meta:creation-date>
    <dc:creator>peter</dc:creator>
    <dc:date>2014-02-05T23:38:14</dc:date>
    <dc:language>en-US</dc:language>
    <meta:editing-cycles>1</meta:editing-cycles>
    <meta:editing-duration>PT00M01S</meta:editing-duration>
    <dc:title>Documentation de reStructuredText plugin</dc:title>
  </office:meta>
</office:document-meta>
</file>